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S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101.812" calcext:value-type="float">
            <text:p>101.8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101.812" calcext:value-type="float">
            <text:p>101.8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100.315" calcext:value-type="float">
            <text:p>100.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69.8061" calcext:value-type="float">
            <text:p>69.8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4.961" calcext:value-type="float">
            <text:p>124.9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4.961" calcext:value-type="float">
            <text:p>124.9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1.89" calcext:value-type="float">
            <text:p>121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96.8167" calcext:value-type="float">
            <text:p>96.8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00.341" calcext:value-type="float">
            <text:p>200.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00.341" calcext:value-type="float">
            <text:p>200.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93.431" calcext:value-type="float">
            <text:p>193.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34.329" calcext:value-type="float">
            <text:p>134.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95.3252" calcext:value-type="float">
            <text:p>95.3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95.3252" calcext:value-type="float">
            <text:p>95.3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92.7807" calcext:value-type="float">
            <text:p>92.7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98.3236" calcext:value-type="float">
            <text:p>98.3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.96" calcext:value-type="float">
            <text:p>129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.96" calcext:value-type="float">
            <text:p>129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.769" calcext:value-type="float">
            <text:p>129.7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8.627" calcext:value-type="float">
            <text:p>118.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87.466" calcext:value-type="float">
            <text:p>187.4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87.466" calcext:value-type="float">
            <text:p>187.4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81.904" calcext:value-type="float">
            <text:p>181.9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94.295" calcext:value-type="float">
            <text:p>194.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96.5969" calcext:value-type="float">
            <text:p>96.5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96.5969" calcext:value-type="float">
            <text:p>96.5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95.0588" calcext:value-type="float">
            <text:p>95.05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00.099" calcext:value-type="float">
            <text:p>100.0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.89" calcext:value-type="float">
            <text:p>129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.89" calcext:value-type="float">
            <text:p>129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.948" calcext:value-type="float">
            <text:p>129.9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2.563" calcext:value-type="float">
            <text:p>122.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91.121" calcext:value-type="float">
            <text:p>191.1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91.121" calcext:value-type="float">
            <text:p>191.1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87.361" calcext:value-type="float">
            <text:p>187.3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94.734" calcext:value-type="float">
            <text:p>194.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88.2153" calcext:value-type="float">
            <text:p>88.21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88.2153" calcext:value-type="float">
            <text:p>88.21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87.9013" calcext:value-type="float">
            <text:p>87.90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86.1341" calcext:value-type="float">
            <text:p>86.1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2.95" calcext:value-type="float">
            <text:p>122.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2.95" calcext:value-type="float">
            <text:p>122.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2.463" calcext:value-type="float">
            <text:p>122.4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3.238" calcext:value-type="float">
            <text:p>123.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79.578" calcext:value-type="float">
            <text:p>179.5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79.578" calcext:value-type="float">
            <text:p>179.5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76.91" calcext:value-type="float">
            <text:p>176.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73.641" calcext:value-type="float">
            <text:p>173.6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80.3135" calcext:value-type="float">
            <text:p>80.3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80.3135" calcext:value-type="float">
            <text:p>80.3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80.0352" calcext:value-type="float">
            <text:p>80.0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80.0122" calcext:value-type="float">
            <text:p>80.01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.013" calcext:value-type="float">
            <text:p>128.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.013" calcext:value-type="float">
            <text:p>128.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9.519" calcext:value-type="float">
            <text:p>129.5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6.006" calcext:value-type="float">
            <text:p>126.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70.672" calcext:value-type="float">
            <text:p>170.6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70.672" calcext:value-type="float">
            <text:p>170.6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70.08" calcext:value-type="float">
            <text:p>170.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8.427" calcext:value-type="float">
            <text:p>168.4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73.1872" calcext:value-type="float">
            <text:p>73.18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73.1872" calcext:value-type="float">
            <text:p>73.18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74.2964" calcext:value-type="float">
            <text:p>74.29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74.6581" calcext:value-type="float">
            <text:p>74.65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7.168" calcext:value-type="float">
            <text:p>127.1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7.168" calcext:value-type="float">
            <text:p>127.1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.342" calcext:value-type="float">
            <text:p>128.3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7.036" calcext:value-type="float">
            <text:p>127.0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2.528" calcext:value-type="float">
            <text:p>162.5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2.528" calcext:value-type="float">
            <text:p>162.5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57.649" calcext:value-type="float">
            <text:p>157.6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5.667" calcext:value-type="float">
            <text:p>165.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72.8608" calcext:value-type="float">
            <text:p>72.86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72.8608" calcext:value-type="float">
            <text:p>72.86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75.0221" calcext:value-type="float">
            <text:p>75.022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75.2423" calcext:value-type="float">
            <text:p>75.2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4.614" calcext:value-type="float">
            <text:p>124.6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4.614" calcext:value-type="float">
            <text:p>124.6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6.677" calcext:value-type="float">
            <text:p>126.6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5.299" calcext:value-type="float">
            <text:p>125.2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2.559" calcext:value-type="float">
            <text:p>162.5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2.559" calcext:value-type="float">
            <text:p>162.5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2.858" calcext:value-type="float">
            <text:p>162.8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5.467" calcext:value-type="float">
            <text:p>165.467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Average throughput</text:p>
          </table:table-cell>
          <table:table-cell office:value-type="string" calcext:value-type="string">
            <text:p>Standard deviatio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formula="of:=SUM([.C2];[.G2];[.K2];[.O2])/4" office:value-type="float" office:value="93.436275" calcext:value-type="float">
            <text:p>93.436275</text:p>
          </table:table-cell>
          <table:table-cell table:formula="of:=SQRT(SUM(([.C2]-[.C27])^2;([.G2]-[.C27])^2;([.K2]-[.C27])^2;([.O2]-[.C27])^2)/4)" office:value-type="float" office:value="13.6565695427832" calcext:value-type="float">
            <text:p>13.65656954278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table:formula="of:=SUM([.C3];[.G3];[.K3];[.O3])/4" office:value-type="float" office:value="117.157175" calcext:value-type="float">
            <text:p>117.157175</text:p>
          </table:table-cell>
          <table:table-cell table:formula="of:=SQRT(SUM(([.C3]-[.C28])^2;([.G3]-[.C28])^2;([.K3]-[.C28])^2;([.O3]-[.C28])^2)/4)" office:value-type="float" office:value="11.8103124955217" calcext:value-type="float">
            <text:p>11.81031249552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table:formula="of:=SUM([.C4];[.G4];[.K4];[.O4])/4" office:value-type="float" office:value="182.1105" calcext:value-type="float">
            <text:p>182.1105</text:p>
          </table:table-cell>
          <table:table-cell table:formula="of:=SQRT(SUM(([.C4]-[.C29])^2;([.G4]-[.C29])^2;([.K4]-[.C29])^2;([.O4]-[.C29])^2)/4)" office:value-type="float" office:value="27.7305234489001" calcext:value-type="float">
            <text:p>27.730523448900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table:formula="of:=SUM([.C5];[.G5];[.K5];[.O5])/4" office:value-type="float" office:value="95.438675" calcext:value-type="float">
            <text:p>95.438675</text:p>
          </table:table-cell>
          <table:table-cell table:formula="of:=SQRT(SUM(([.C5]-[.C30])^2;([.G5]-[.C30])^2;([.K5]-[.C30])^2;([.O5]-[.C30])^2)/4)" office:value-type="float" office:value="1.962993664502" calcext:value-type="float">
            <text:p>1.96299366450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formula="of:=SUM([.C6];[.G6];[.K6];[.O6])/4" office:value-type="float" office:value="127.079" calcext:value-type="float">
            <text:p>127.079</text:p>
          </table:table-cell>
          <table:table-cell table:formula="of:=SQRT(SUM(([.C6]-[.C31])^2;([.G6]-[.C31])^2;([.K6]-[.C31])^2;([.O6]-[.C31])^2)/4)" office:value-type="float" office:value="4.88038743339092" calcext:value-type="float">
            <text:p>4.8803874333909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table:formula="of:=SUM([.C7];[.G7];[.K7];[.O7])/4" office:value-type="float" office:value="187.78275" calcext:value-type="float">
            <text:p>187.78275</text:p>
          </table:table-cell>
          <table:table-cell table:formula="of:=SQRT(SUM(([.C7]-[.C32])^2;([.G7]-[.C32])^2;([.K7]-[.C32])^2;([.O7]-[.C32])^2)/4)" office:value-type="float" office:value="4.39231609603635" calcext:value-type="float">
            <text:p>4.3923160960363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table:formula="of:=SUM([.C8];[.G8];[.K8];[.O8])/4" office:value-type="float" office:value="97.0879" calcext:value-type="float">
            <text:p>97.0879</text:p>
          </table:table-cell>
          <table:table-cell table:formula="of:=SQRT(SUM(([.C8]-[.C33])^2;([.G8]-[.C33])^2;([.K8]-[.C33])^2;([.O8]-[.C33])^2)/4)" office:value-type="float" office:value="1.84838659511478" calcext:value-type="float">
            <text:p>1.8483865951147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table:formula="of:=SUM([.C9];[.G9];[.K9];[.O9])/4" office:value-type="float" office:value="128.07275" calcext:value-type="float">
            <text:p>128.07275</text:p>
          </table:table-cell>
          <table:table-cell table:formula="of:=SQRT(SUM(([.C9]-[.C34])^2;([.G9]-[.C34])^2;([.K9]-[.C34])^2;([.O9]-[.C34])^2)/4)" office:value-type="float" office:value="3.18114377032852" calcext:value-type="float">
            <text:p>3.1811437703285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table:formula="of:=SUM([.C10];[.G10];[.K10];[.O10])/4" office:value-type="float" office:value="191.08425" calcext:value-type="float">
            <text:p>191.08425</text:p>
          </table:table-cell>
          <table:table-cell table:formula="of:=SQRT(SUM(([.C10]-[.C35])^2;([.G10]-[.C35])^2;([.K10]-[.C35])^2;([.O10]-[.C35])^2)/4)" office:value-type="float" office:value="2.60700818707959" calcext:value-type="float">
            <text:p>2.6070081870795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table:formula="of:=SUM([.C11];[.G11];[.K11];[.O11])/4" office:value-type="float" office:value="87.6165" calcext:value-type="float">
            <text:p>87.6165</text:p>
          </table:table-cell>
          <table:table-cell table:formula="of:=SQRT(SUM(([.C11]-[.C36])^2;([.G11]-[.C36])^2;([.K11]-[.C36])^2;([.O11]-[.C36])^2)/4)" office:value-type="float" office:value="0.865410838850541" calcext:value-type="float">
            <text:p>0.86541083885054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table:formula="of:=SUM([.C12];[.G12];[.K12];[.O12])/4" office:value-type="float" office:value="122.90025" calcext:value-type="float">
            <text:p>122.90025</text:p>
          </table:table-cell>
          <table:table-cell table:formula="of:=SQRT(SUM(([.C12]-[.C37])^2;([.G12]-[.C37])^2;([.K12]-[.C37])^2;([.O12]-[.C37])^2)/4)" office:value-type="float" office:value="0.278483729327229" calcext:value-type="float">
            <text:p>0.27848372932722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table:formula="of:=SUM([.C13];[.G13];[.K13];[.O13])/4" office:value-type="float" office:value="177.42675" calcext:value-type="float">
            <text:p>177.42675</text:p>
          </table:table-cell>
          <table:table-cell table:formula="of:=SQRT(SUM(([.C13]-[.C38])^2;([.G13]-[.C38])^2;([.K13]-[.C38])^2;([.O13]-[.C38])^2)/4)" office:value-type="float" office:value="2.44206299826602" calcext:value-type="float">
            <text:p>2.44206299826602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table:formula="of:=SUM([.C14];[.G14];[.K14];[.O14])/4" office:value-type="float" office:value="80.1686" calcext:value-type="float">
            <text:p>80.1686</text:p>
          </table:table-cell>
          <table:table-cell table:formula="of:=SQRT(SUM(([.C14]-[.C39])^2;([.G14]-[.C39])^2;([.K14]-[.C39])^2;([.O14]-[.C39])^2)/4)" office:value-type="float" office:value="0.145127995231795" calcext:value-type="float">
            <text:p>0.14512799523179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table:formula="of:=SUM([.C15];[.G15];[.K15];[.O15])/4" office:value-type="float" office:value="127.88775" calcext:value-type="float">
            <text:p>127.88775</text:p>
          </table:table-cell>
          <table:table-cell table:formula="of:=SQRT(SUM(([.C15]-[.C40])^2;([.G15]-[.C40])^2;([.K15]-[.C40])^2;([.O15]-[.C40])^2)/4)" office:value-type="float" office:value="1.24833236259419" calcext:value-type="float">
            <text:p>1.24833236259419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table:formula="of:=SUM([.C16];[.G16];[.K16];[.O16])/4" office:value-type="float" office:value="169.96275" calcext:value-type="float">
            <text:p>169.96275</text:p>
          </table:table-cell>
          <table:table-cell table:formula="of:=SQRT(SUM(([.C16]-[.C41])^2;([.G16]-[.C41])^2;([.K16]-[.C41])^2;([.O16]-[.C41])^2)/4)" office:value-type="float" office:value="0.919013975682636" calcext:value-type="float">
            <text:p>0.919013975682636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table:formula="of:=SUM([.C17];[.G17];[.K17];[.O17])/4" office:value-type="float" office:value="73.832225" calcext:value-type="float">
            <text:p>73.832225</text:p>
          </table:table-cell>
          <table:table-cell table:formula="of:=SQRT(SUM(([.C17]-[.C42])^2;([.G17]-[.C42])^2;([.K17]-[.C42])^2;([.O17]-[.C42])^2)/4)" office:value-type="float" office:value="0.657579357853484" calcext:value-type="float">
            <text:p>0.65757935785348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table:formula="of:=SUM([.C18];[.G18];[.K18];[.O18])/4" office:value-type="float" office:value="127.4285" calcext:value-type="float">
            <text:p>127.4285</text:p>
          </table:table-cell>
          <table:table-cell table:formula="of:=SQRT(SUM(([.C18]-[.C43])^2;([.G18]-[.C43])^2;([.K18]-[.C43])^2;([.O18]-[.C43])^2)/4)" office:value-type="float" office:value="0.530155401745567" calcext:value-type="float">
            <text:p>0.530155401745567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table:formula="of:=SUM([.C19];[.G19];[.K19];[.O19])/4" office:value-type="float" office:value="162.093" calcext:value-type="float">
            <text:p>162.093</text:p>
          </table:table-cell>
          <table:table-cell table:formula="of:=SQRT(SUM(([.C19]-[.C44])^2;([.G19]-[.C44])^2;([.K19]-[.C44])^2;([.O19]-[.C44])^2)/4)" office:value-type="float" office:value="2.86797236737037" calcext:value-type="float">
            <text:p>2.8679723673703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table:formula="of:=SUM([.C20];[.G20];[.K20];[.O20])/4" office:value-type="float" office:value="73.9965" calcext:value-type="float">
            <text:p>73.9965</text:p>
          </table:table-cell>
          <table:table-cell table:formula="of:=SQRT(SUM(([.C20]-[.C45])^2;([.G20]-[.C45])^2;([.K20]-[.C45])^2;([.O20]-[.C45])^2)/4)" office:value-type="float" office:value="1.13836527309998" calcext:value-type="float">
            <text:p>1.13836527309998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table:formula="of:=SUM([.C21];[.G21];[.K21];[.O21])/4" office:value-type="float" office:value="125.301" calcext:value-type="float">
            <text:p>125.301</text:p>
          </table:table-cell>
          <table:table-cell table:formula="of:=SQRT(SUM(([.C21]-[.C46])^2;([.G21]-[.C46])^2;([.K21]-[.C46])^2;([.O21]-[.C46])^2)/4)" office:value-type="float" office:value="0.842217014788945" calcext:value-type="float">
            <text:p>0.842217014788945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table:formula="of:=SUM([.C22];[.G22];[.K22];[.O22])/4" office:value-type="float" office:value="163.36075" calcext:value-type="float">
            <text:p>163.36075</text:p>
          </table:table-cell>
          <table:table-cell table:formula="of:=SQRT(SUM(([.C22]-[.C47])^2;([.G22]-[.C47])^2;([.K22]-[.C47])^2;([.O22]-[.C47])^2)/4)" office:value-type="float" office:value="1.22215514052023" calcext:value-type="float">
            <text:p>1.22215514052023</text:p>
          </table:table-cell>
          <table:table-cell table:number-columns-repeated="11"/>
        </table:table-row>
      </table:table>
      <table:table table:name="RR_result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  <table:table-cell/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<text:s/>throughput(MB/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9.48019" calcext:value-type="float">
            <text:p>9.48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9.40945" calcext:value-type="float">
            <text:p>9.409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9.31413" calcext:value-type="float">
            <text:p>9.314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8.6508" calcext:value-type="float">
            <text:p>8.6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3.9194" calcext:value-type="float">
            <text:p>63.9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3.5034" calcext:value-type="float">
            <text:p>63.5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2.8915" calcext:value-type="float">
            <text:p>62.89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7.4415" calcext:value-type="float">
            <text:p>47.4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6.127" calcext:value-type="float">
            <text:p>106.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6.267" calcext:value-type="float">
            <text:p>106.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3.88" calcext:value-type="float">
            <text:p>103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66.716" calcext:value-type="float">
            <text:p>66.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9.63326" calcext:value-type="float">
            <text:p>9.63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9.67241" calcext:value-type="float">
            <text:p>9.67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9.4884" calcext:value-type="float">
            <text:p>9.48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0.0107" calcext:value-type="float">
            <text:p>10.0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1232" calcext:value-type="float">
            <text:p>61.12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0.2914" calcext:value-type="float">
            <text:p>60.2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9.159" calcext:value-type="float">
            <text:p>59.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9471" calcext:value-type="float">
            <text:p>61.94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2.7515" calcext:value-type="float">
            <text:p>92.75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4.2418" calcext:value-type="float">
            <text:p>94.24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2.5789" calcext:value-type="float">
            <text:p>92.57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9.111" calcext:value-type="float">
            <text:p>99.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1.3149" calcext:value-type="float">
            <text:p>11.31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1.2434" calcext:value-type="float">
            <text:p>11.24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1.0959" calcext:value-type="float">
            <text:p>11.09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2.1945" calcext:value-type="float">
            <text:p>12.1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2.1184" calcext:value-type="float">
            <text:p>62.11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0.5807" calcext:value-type="float">
            <text:p>60.5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0.976" calcext:value-type="float">
            <text:p>60.9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3.7231" calcext:value-type="float">
            <text:p>63.7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5.4317" calcext:value-type="float">
            <text:p>95.43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3.6803" calcext:value-type="float">
            <text:p>93.68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1.851" calcext:value-type="float">
            <text:p>91.8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5.3598" calcext:value-type="float">
            <text:p>95.3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3.751" calcext:value-type="float">
            <text:p>13.7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3.339" calcext:value-type="float">
            <text:p>13.3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3.2859" calcext:value-type="float">
            <text:p>13.28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2.5016" calcext:value-type="float">
            <text:p>12.5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3.5034" calcext:value-type="float">
            <text:p>63.50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6637" calcext:value-type="float">
            <text:p>61.66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6196" calcext:value-type="float">
            <text:p>61.61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0.9548" calcext:value-type="float">
            <text:p>60.9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1.5407" calcext:value-type="float">
            <text:p>91.54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90.0366" calcext:value-type="float">
            <text:p>90.03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8.9506" calcext:value-type="float">
            <text:p>88.95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7.6547" calcext:value-type="float">
            <text:p>87.6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14.1819" calcext:value-type="float">
            <text:p>14.18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13.8686" calcext:value-type="float">
            <text:p>13.86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13.7571" calcext:value-type="float">
            <text:p>13.75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office:value-type="float" office:value="13.9898" calcext:value-type="float">
            <text:p>13.98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3.5146" calcext:value-type="float">
            <text:p>63.51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8108" calcext:value-type="float">
            <text:p>61.81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8984" calcext:value-type="float">
            <text:p>61.89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2.0128" calcext:value-type="float">
            <text:p>62.0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6.7273" calcext:value-type="float">
            <text:p>86.72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6.1082" calcext:value-type="float">
            <text:p>86.10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4.2893" calcext:value-type="float">
            <text:p>84.28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4.9329" calcext:value-type="float">
            <text:p>84.93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.6907" calcext:value-type="float">
            <text:p>16.69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.2132" calcext:value-type="float">
            <text:p>16.21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.2709" calcext:value-type="float">
            <text:p>16.27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.2065" calcext:value-type="float">
            <text:p>16.20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9529" calcext:value-type="float">
            <text:p>61.95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0.2083" calcext:value-type="float">
            <text:p>60.20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2.0968" calcext:value-type="float">
            <text:p>62.09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7356" calcext:value-type="float">
            <text:p>61.73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6.74" calcext:value-type="float">
            <text:p>86.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4.6067" calcext:value-type="float">
            <text:p>84.60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5.9483" calcext:value-type="float">
            <text:p>85.94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5.6582" calcext:value-type="float">
            <text:p>85.65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18.0962" calcext:value-type="float">
            <text:p>18.096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18.2415" calcext:value-type="float">
            <text:p>18.24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18.5466" calcext:value-type="float">
            <text:p>18.546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office:value-type="float" office:value="17.3596" calcext:value-type="float">
            <text:p>17.35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2.7038" calcext:value-type="float">
            <text:p>62.70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1.7467" calcext:value-type="float">
            <text:p>61.74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2.3212" calcext:value-type="float">
            <text:p>62.32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2.258" calcext:value-type="float">
            <text:p>62.2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7.0671" calcext:value-type="float">
            <text:p>87.067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5.5923" calcext:value-type="float">
            <text:p>85.59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5.1252" calcext:value-type="float">
            <text:p>85.12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84.1213" calcext:value-type="float">
            <text:p>84.1213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numThreads</text:p>
          </table:table-cell>
          <table:table-cell office:value-type="string" calcext:value-type="string">
            <text:p><text:s/>recordSize(B)</text:p>
          </table:table-cell>
          <table:table-cell office:value-type="string" calcext:value-type="string">
            <text:p>Average throughput</text:p>
          </table:table-cell>
          <table:table-cell office:value-type="string" calcext:value-type="string">
            <text:p>Standard deviatio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table:formula="of:=SUM([.C2];[.G2];[.K2];[.O2])/4" office:value-type="float" office:value="9.2136425" calcext:value-type="float">
            <text:p>9.2136425</text:p>
          </table:table-cell>
          <table:table-cell table:formula="of:=SQRT(SUM(([.C2]-[.C27])^2;([.G2]-[.C27])^2;([.K2]-[.C27])^2;([.O2]-[.C27])^2)/4)" office:value-type="float" office:value="0.330256553407726" calcext:value-type="float">
            <text:p>0.33025655340772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table:formula="of:=SUM([.C3];[.G3];[.K3];[.O3])/4" office:value-type="float" office:value="59.43895" calcext:value-type="float">
            <text:p>59.43895</text:p>
          </table:table-cell>
          <table:table-cell table:formula="of:=SQRT(SUM(([.C3]-[.C28])^2;([.G3]-[.C28])^2;([.K3]-[.C28])^2;([.O3]-[.C28])^2)/4)" office:value-type="float" office:value="6.93637322399105" calcext:value-type="float">
            <text:p>6.9363732239910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16" calcext:value-type="float">
            <text:p>16777216</text:p>
          </table:table-cell>
          <table:table-cell table:formula="of:=SUM([.C4];[.G4];[.K4];[.O4])/4" office:value-type="float" office:value="95.7475" calcext:value-type="float">
            <text:p>95.7475</text:p>
          </table:table-cell>
          <table:table-cell table:formula="of:=SQRT(SUM(([.C4]-[.C29])^2;([.G4]-[.C29])^2;([.K4]-[.C29])^2;([.O4]-[.C29])^2)/4)" office:value-type="float" office:value="16.7880869145356" calcext:value-type="float">
            <text:p>16.788086914535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table:formula="of:=SUM([.C5];[.G5];[.K5];[.O5])/4" office:value-type="float" office:value="9.7011925" calcext:value-type="float">
            <text:p>9.7011925</text:p>
          </table:table-cell>
          <table:table-cell table:formula="of:=SQRT(SUM(([.C5]-[.C30])^2;([.G5]-[.C30])^2;([.K5]-[.C30])^2;([.O5]-[.C30])^2)/4)" office:value-type="float" office:value="0.191388869500684" calcext:value-type="float">
            <text:p>0.19138886950068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formula="of:=SUM([.C6];[.G6];[.K6];[.O6])/4" office:value-type="float" office:value="60.630175" calcext:value-type="float">
            <text:p>60.630175</text:p>
          </table:table-cell>
          <table:table-cell table:formula="of:=SQRT(SUM(([.C6]-[.C31])^2;([.G6]-[.C31])^2;([.K6]-[.C31])^2;([.O6]-[.C31])^2)/4)" office:value-type="float" office:value="1.03156307217494" calcext:value-type="float">
            <text:p>1.0315630721749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7216" calcext:value-type="float">
            <text:p>16777216</text:p>
          </table:table-cell>
          <table:table-cell table:formula="of:=SUM([.C7];[.G7];[.K7];[.O7])/4" office:value-type="float" office:value="94.6708" calcext:value-type="float">
            <text:p>94.6708</text:p>
          </table:table-cell>
          <table:table-cell table:formula="of:=SQRT(SUM(([.C7]-[.C32])^2;([.G7]-[.C32])^2;([.K7]-[.C32])^2;([.O7]-[.C32])^2)/4)" office:value-type="float" office:value="2.64382181415466" calcext:value-type="float">
            <text:p>2.6438218141546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table:formula="of:=SUM([.C8];[.G8];[.K8];[.O8])/4" office:value-type="float" office:value="11.462175" calcext:value-type="float">
            <text:p>11.462175</text:p>
          </table:table-cell>
          <table:table-cell table:formula="of:=SQRT(SUM(([.C8]-[.C33])^2;([.G8]-[.C33])^2;([.K8]-[.C33])^2;([.O8]-[.C33])^2)/4)" office:value-type="float" office:value="0.430119084527762" calcext:value-type="float">
            <text:p>0.43011908452776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table:formula="of:=SUM([.C9];[.G9];[.K9];[.O9])/4" office:value-type="float" office:value="61.84955" calcext:value-type="float">
            <text:p>61.84955</text:p>
          </table:table-cell>
          <table:table-cell table:formula="of:=SQRT(SUM(([.C9]-[.C34])^2;([.G9]-[.C34])^2;([.K9]-[.C34])^2;([.O9]-[.C34])^2)/4)" office:value-type="float" office:value="1.22019873893559" calcext:value-type="float">
            <text:p>1.2201987389355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77216" calcext:value-type="float">
            <text:p>16777216</text:p>
          </table:table-cell>
          <table:table-cell table:formula="of:=SUM([.C10];[.G10];[.K10];[.O10])/4" office:value-type="float" office:value="94.0807" calcext:value-type="float">
            <text:p>94.0807</text:p>
          </table:table-cell>
          <table:table-cell table:formula="of:=SQRT(SUM(([.C10]-[.C35])^2;([.G10]-[.C35])^2;([.K10]-[.C35])^2;([.O10]-[.C35])^2)/4)" office:value-type="float" office:value="1.46570631949242" calcext:value-type="float">
            <text:p>1.4657063194924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table:formula="of:=SUM([.C11];[.G11];[.K11];[.O11])/4" office:value-type="float" office:value="13.219375" calcext:value-type="float">
            <text:p>13.219375</text:p>
          </table:table-cell>
          <table:table-cell table:formula="of:=SQRT(SUM(([.C11]-[.C36])^2;([.G11]-[.C36])^2;([.K11]-[.C36])^2;([.O11]-[.C36])^2)/4)" office:value-type="float" office:value="0.451819047711581" calcext:value-type="float">
            <text:p>0.45181904771158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table:formula="of:=SUM([.C12];[.G12];[.K12];[.O12])/4" office:value-type="float" office:value="61.935375" calcext:value-type="float">
            <text:p>61.935375</text:p>
          </table:table-cell>
          <table:table-cell table:formula="of:=SQRT(SUM(([.C12]-[.C37])^2;([.G12]-[.C37])^2;([.K12]-[.C37])^2;([.O12]-[.C37])^2)/4)" office:value-type="float" office:value="0.947859547546471" calcext:value-type="float">
            <text:p>0.94785954754647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77216" calcext:value-type="float">
            <text:p>16777216</text:p>
          </table:table-cell>
          <table:table-cell table:formula="of:=SUM([.C13];[.G13];[.K13];[.O13])/4" office:value-type="float" office:value="89.54565" calcext:value-type="float">
            <text:p>89.54565</text:p>
          </table:table-cell>
          <table:table-cell table:formula="of:=SQRT(SUM(([.C13]-[.C38])^2;([.G13]-[.C38])^2;([.K13]-[.C38])^2;([.O13]-[.C38])^2)/4)" office:value-type="float" office:value="1.42750068388775" calcext:value-type="float">
            <text:p>1.4275006838877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536" calcext:value-type="float">
            <text:p>65536</text:p>
          </table:table-cell>
          <table:table-cell table:formula="of:=SUM([.C14];[.G14];[.K14];[.O14])/4" office:value-type="float" office:value="13.94935" calcext:value-type="float">
            <text:p>13.94935</text:p>
          </table:table-cell>
          <table:table-cell table:formula="of:=SQRT(SUM(([.C14]-[.C39])^2;([.G14]-[.C39])^2;([.K14]-[.C39])^2;([.O14]-[.C39])^2)/4)" office:value-type="float" office:value="0.15747724438788" calcext:value-type="float">
            <text:p>0.15747724438788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8576" calcext:value-type="float">
            <text:p>1048576</text:p>
          </table:table-cell>
          <table:table-cell table:formula="of:=SUM([.C15];[.G15];[.K15];[.O15])/4" office:value-type="float" office:value="62.30915" calcext:value-type="float">
            <text:p>62.30915</text:p>
          </table:table-cell>
          <table:table-cell table:formula="of:=SQRT(SUM(([.C15]-[.C40])^2;([.G15]-[.C40])^2;([.K15]-[.C40])^2;([.O15]-[.C40])^2)/4)" office:value-type="float" office:value="0.699643000036448" calcext:value-type="float">
            <text:p>0.699643000036448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77216" calcext:value-type="float">
            <text:p>16777216</text:p>
          </table:table-cell>
          <table:table-cell table:formula="of:=SUM([.C16];[.G16];[.K16];[.O16])/4" office:value-type="float" office:value="85.514425" calcext:value-type="float">
            <text:p>85.514425</text:p>
          </table:table-cell>
          <table:table-cell table:formula="of:=SQRT(SUM(([.C16]-[.C41])^2;([.G16]-[.C41])^2;([.K16]-[.C41])^2;([.O16]-[.C41])^2)/4)" office:value-type="float" office:value="0.956913933891131" calcext:value-type="float">
            <text:p>0.956913933891131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table:formula="of:=SUM([.C17];[.G17];[.K17];[.O17])/4" office:value-type="float" office:value="16.345325" calcext:value-type="float">
            <text:p>16.345325</text:p>
          </table:table-cell>
          <table:table-cell table:formula="of:=SQRT(SUM(([.C17]-[.C42])^2;([.G17]-[.C42])^2;([.K17]-[.C42])^2;([.O17]-[.C42])^2)/4)" office:value-type="float" office:value="0.20096788767114" calcext:value-type="float">
            <text:p>0.2009678876711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8576" calcext:value-type="float">
            <text:p>1048576</text:p>
          </table:table-cell>
          <table:table-cell table:formula="of:=SUM([.C18];[.G18];[.K18];[.O18])/4" office:value-type="float" office:value="61.4984" calcext:value-type="float">
            <text:p>61.4984</text:p>
          </table:table-cell>
          <table:table-cell table:formula="of:=SQRT(SUM(([.C18]-[.C43])^2;([.G18]-[.C43])^2;([.K18]-[.C43])^2;([.O18]-[.C43])^2)/4)" office:value-type="float" office:value="0.755856246253214" calcext:value-type="float">
            <text:p>0.75585624625321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77216" calcext:value-type="float">
            <text:p>16777216</text:p>
          </table:table-cell>
          <table:table-cell table:formula="of:=SUM([.C19];[.G19];[.K19];[.O19])/4" office:value-type="float" office:value="85.7383" calcext:value-type="float">
            <text:p>85.7383</text:p>
          </table:table-cell>
          <table:table-cell table:formula="of:=SQRT(SUM(([.C19]-[.C44])^2;([.G19]-[.C44])^2;([.K19]-[.C44])^2;([.O19]-[.C44])^2)/4)" office:value-type="float" office:value="0.763943299597553" calcext:value-type="float">
            <text:p>0.763943299597553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536" calcext:value-type="float">
            <text:p>65536</text:p>
          </table:table-cell>
          <table:table-cell table:formula="of:=SUM([.C20];[.G20];[.K20];[.O20])/4" office:value-type="float" office:value="18.060975" calcext:value-type="float">
            <text:p>18.060975</text:p>
          </table:table-cell>
          <table:table-cell table:formula="of:=SQRT(SUM(([.C20]-[.C45])^2;([.G20]-[.C45])^2;([.K20]-[.C45])^2;([.O20]-[.C45])^2)/4)" office:value-type="float" office:value="0.43634522098334" calcext:value-type="float">
            <text:p>0.43634522098334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8576" calcext:value-type="float">
            <text:p>1048576</text:p>
          </table:table-cell>
          <table:table-cell table:formula="of:=SUM([.C21];[.G21];[.K21];[.O21])/4" office:value-type="float" office:value="62.257425" calcext:value-type="float">
            <text:p>62.257425</text:p>
          </table:table-cell>
          <table:table-cell table:formula="of:=SQRT(SUM(([.C21]-[.C46])^2;([.G21]-[.C46])^2;([.K21]-[.C46])^2;([.O21]-[.C46])^2)/4)" office:value-type="float" office:value="0.340645801199723" calcext:value-type="float">
            <text:p>0.340645801199723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777216" calcext:value-type="float">
            <text:p>16777216</text:p>
          </table:table-cell>
          <table:table-cell table:formula="of:=SUM([.C22];[.G22];[.K22];[.O22])/4" office:value-type="float" office:value="85.476475" calcext:value-type="float">
            <text:p>85.476475</text:p>
          </table:table-cell>
          <table:table-cell table:formula="of:=SQRT(SUM(([.C22]-[.C47])^2;([.G22]-[.C47])^2;([.K22]-[.C47])^2;([.O22]-[.C47])^2)/4)" office:value-type="float" office:value="1.06106040444218" calcext:value-type="float">
            <text:p>1.0610604044421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14:53:16.899407311</dc:date>
    <meta:editing-duration>PT1M5S</meta:editing-duration>
    <meta:editing-cycles>1</meta:editing-cycles>
    <meta:generator>LibreOffice/6.0.7.3$Linux_X86_64 LibreOffice_project/00m0$Build-3</meta:generator>
    <meta:document-statistic meta:table-count="2" meta:cell-count="704" meta:object-count="0"/>
  </office:meta>
</office:document-meta>
</file>